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Rol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Impl.toString( int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curityRoleImpl.get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Impl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Impl.setRoleName(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Impl.SecurityRol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